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3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.2" table:style-name="ce4">
            <text:p>0.2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.1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5">
            <text:p>-0.1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.3</text:p>
          </table:table-cell>
          <table:table-cell office:value-type="float" office:value="-1" table:style-name="ce5">
            <text:p>-1</text:p>
          </table:table-cell>
          <table:table-cell office:value-type="float" office:value="-0.9" table:style-name="ce5">
            <text:p>-0.9</text:p>
          </table:table-cell>
          <table:table-cell office:value-type="float" office:value="0.95" table:style-name="ce5">
            <text:p>0.95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.9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egact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05" table:style-name="ce4">
            <text:p>0.05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style-name="ce4"/>
          <table:table-cell table:number-columns-repeated="6" table:style-name="ce1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"/>
        <table:table-column table:style-name="co5" table:number-columns-repeated="15359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009" table:style-name="ce3"/>
          <table:table-cell table:number-columns-repeated="15364"/>
        </table:table-row>
        <table:table-row table:style-name="ro1">
          <table:table-cell office:value-type="string" table:style-name="ce4">
            <text:p>degact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011" table:style-name="ce3"/>
          <table:table-cell table:number-columns-repeated="15366" table:style-name="ce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009" table:style-name="ce3"/>
          <table:table-cell table:number-columns-repeated="15364"/>
        </table:table-row>
        <table:table-row table:style-name="ro1">
          <table:table-cell table:number-columns-repeated="11" table:style-name="ce7"/>
          <table:table-cell table:number-columns-repeated="1009" table:style-name="ce3"/>
          <table:table-cell table:number-columns-repeated="15364"/>
        </table:table-row>
        <table:table-row table:number-rows-repeated="3" table:style-name="ro1">
          <table:table-cell table:number-columns-repeated="11" table:style-name="ce6"/>
          <table:table-cell table:number-columns-repeated="1009" table:style-name="ce3"/>
          <table:table-cell table:number-columns-repeated="15364"/>
        </table:table-row>
        <table:table-row table:number-rows-repeated="1048562" table:style-name="ro1">
          <table:table-cell table:number-columns-repeated="16384"/>
        </table:table-row>
      </table:table>
      <table:table table:name="KA" table:style-name="ta2">
        <table:table-column table:style-name="co1" table:number-columns-repeated="9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3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 table:style-name="ce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 table:style-name="ce1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4" table:style-name="ce7"/>
          <table:table-cell table:number-columns-repeated="16373" table:style-name="ce1"/>
        </table:table-row>
        <table:table-row table:style-name="ro1">
          <table:table-cell office:value-type="string" table:style-name="ce4">
            <text:p>degact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011" table:style-name="ce3"/>
          <table:table-cell table:number-columns-repeated="15366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3" table:style-name="ce1"/>
        </table:table-row>
        <table:table-row table:style-name="ro3">
          <table:table-cell table:number-columns-repeated="11" table:style-name="ce7"/>
          <table:table-cell table:number-columns-repeated="16373" table:style-name="ce1"/>
        </table:table-row>
        <table:table-row table:number-rows-repeated="3" table:style-name="ro3">
          <table:table-cell table:number-columns-repeated="11" table:style-name="ce6"/>
          <table:table-cell table:number-columns-repeated="16373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4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59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3"/>
        </table:table-row>
        <table:table-row table:number-rows-repeated="1048573"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table:style-name="ce4"/>
          <table:table-cell table:number-columns-repeated="16358"/>
        </table:table-row>
        <table:table-row table:style-name="ro1">
          <table:table-cell office:value-type="string" table:style-name="ce6">
            <text:p>x_C</text:p>
          </table:table-cell>
          <table:table-cell office:value-type="float" office:value="100" table:style-name="ce4">
            <text:p>100</text:p>
          </table:table-cell>
          <table:table-cell office:value-type="float" office:value="71.428571428571431" table:formula="of:=[.B3]/1.4" table:style-name="ce4">
            <text:p>71.42857143</text:p>
          </table:table-cell>
          <table:table-cell office:value-type="float" office:value="51.020408163265309" table:formula="of:=[.C3]/1.4" table:style-name="ce4">
            <text:p>51.02040816</text:p>
          </table:table-cell>
          <table:table-cell office:value-type="float" office:value="36.443148688046648" table:formula="of:=[.D3]/1.4" table:style-name="ce4">
            <text:p>36.44314869</text:p>
          </table:table-cell>
          <table:table-cell office:value-type="float" office:value="26.030820491461892" table:formula="of:=[.E3]/1.4" table:style-name="ce4">
            <text:p>26.03082049</text:p>
          </table:table-cell>
          <table:table-cell office:value-type="float" office:value="18.593443208187068" table:formula="of:=[.F3]/1.4" table:style-name="ce4">
            <text:p>18.59344321</text:p>
          </table:table-cell>
          <table:table-cell office:value-type="float" office:value="13.281030862990765" table:formula="of:=[.G3]/1.4" table:style-name="ce4">
            <text:p>13.28103086</text:p>
          </table:table-cell>
          <table:table-cell office:value-type="float" office:value="9.4864506164219744" table:formula="of:=[.H3]/1.4" table:style-name="ce4">
            <text:p>9.486450616</text:p>
          </table:table-cell>
          <table:table-cell office:value-type="float" office:value="6.7760361545871248" table:formula="of:=[.I3]/1.4" table:style-name="ce4">
            <text:p>6.776036155</text:p>
          </table:table-cell>
          <table:table-cell office:value-type="float" office:value="4.8400258247050898" table:formula="of:=[.J3]/1.4" table:style-name="ce4">
            <text:p>4.840025825</text:p>
          </table:table-cell>
          <table:table-cell office:value-type="float" office:value="3.4571613033607784" table:formula="of:=[.K3]/1.4" table:style-name="ce4">
            <text:p>3.457161303</text:p>
          </table:table-cell>
          <table:table-cell office:value-type="float" office:value="2.4694009309719847" table:formula="of:=[.L3]/1.4" table:style-name="ce4">
            <text:p>2.469400931</text:p>
          </table:table-cell>
          <table:table-cell office:value-type="float" office:value="1.7638578078371321" table:formula="of:=[.M3]/1.4" table:style-name="ce4">
            <text:p>1.763857808</text:p>
          </table:table-cell>
          <table:table-cell office:value-type="float" office:value="1.2598984341693802" table:formula="of:=[.N3]/1.4" table:style-name="ce4">
            <text:p>1.259898434</text:p>
          </table:table-cell>
          <table:table-cell office:value-type="float" office:value="0.89992745297812882" table:formula="of:=[.O3]/1.4" table:style-name="ce4">
            <text:p>0.899927453</text:p>
          </table:table-cell>
          <table:table-cell office:value-type="float" office:value="0.64280532355580633" table:formula="of:=[.P3]/1.4" table:style-name="ce4">
            <text:p>0.642805324</text:p>
          </table:table-cell>
          <table:table-cell office:value-type="float" office:value="0.45914665968271884" table:formula="of:=[.Q3]/1.4" table:style-name="ce4">
            <text:p>0.45914666</text:p>
          </table:table-cell>
          <table:table-cell office:value-type="float" office:value="0.32796189977337065" table:formula="of:=[.R3]/1.4" table:style-name="ce4">
            <text:p>0.3279619</text:p>
          </table:table-cell>
          <table:table-cell office:value-type="float" office:value="0.23425849983812191" table:formula="of:=[.S3]/1.4" table:style-name="ce4">
            <text:p>0.2342585</text:p>
          </table:table-cell>
          <table:table-cell office:value-type="float" office:value="0.16732749988437282" table:formula="of:=[.T3]/1.4" table:style-name="ce4">
            <text:p>0.1673275</text:p>
          </table:table-cell>
          <table:table-cell office:value-type="float" office:value="0.11951964277455202" table:formula="of:=[.U3]/1.4" table:style-name="ce4">
            <text:p>0.119519643</text:p>
          </table:table-cell>
          <table:table-cell office:value-type="float" office:value="8.5371173410394297E-2" table:formula="of:=[.V3]/1.4" table:style-name="ce4">
            <text:p>0.085371173</text:p>
          </table:table-cell>
          <table:table-cell office:value-type="float" office:value="6.0979409578853075E-2" table:formula="of:=[.W3]/1.4" table:style-name="ce4">
            <text:p>0.06097941</text:p>
          </table:table-cell>
          <table:table-cell office:value-type="float" office:value="4.3556721127752197E-2" table:formula="of:=[.X3]/1.4" table:style-name="ce4">
            <text:p>0.043556721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5" table:style-name="ce4"/>
          <table:table-cell table:number-columns-repeated="984" table:style-name="ce3"/>
          <table:table-cell table:number-columns-repeated="15395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3">
        <table:table-column table:style-name="co1" table:default-cell-style-name="ce1"/>
        <table:table-column table:style-name="co15" table:default-cell-style-name="ce1"/>
        <table:table-column table:style-name="co5" table:number-columns-repeated="16382" table:default-cell-style-name="ce1"/>
        <table:table-row table:style-name="ro3">
          <table:table-cell table:style-name="ce1"/>
          <table:table-cell office:value-type="string" table:style-name="ce8">
            <text:p>function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x(t)</text:p>
          </table:table-cell>
          <table:table-cell office:value-type="string" table:style-name="ce8">
            <text:p>xt &lt;-function(t) c(100)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dx/dt</text:p>
          </table:table-cell>
          <table:table-cell office:value-type="string" table:style-name="ce8">
            <text:p>dxdt &lt;- function(t) c(0)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q" table:style-name="ta3">
        <table:table-column table:style-name="co1" table:number-columns-repeated="11" table:default-cell-style-name="ce1"/>
        <table:table-column table:style-name="co5" table:number-columns-repeated="16373" table:default-cell-style-name="ce1"/>
        <table:table-row table:style-name="ro1">
          <table:table-cell table:style-name="ce8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text:s/>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3">
          <table:table-cell office:value-type="string" table:style-name="ce8">
            <text:p>q0</text:p>
          </table:table-cell>
          <table:table-cell office:value-type="float" office:value="1" table:style-name="ce8">
            <text:p>1</text:p>
          </table:table-cell>
          <table:table-cell office:value-type="float" office:value="0.8" table:style-name="ce8">
            <text:p>0.8</text:p>
          </table:table-cell>
          <table:table-cell office:value-type="float" office:value="0.6" table:style-name="ce8">
            <text:p>0.6</text:p>
          </table:table-cell>
          <table:table-cell office:value-type="float" office:value="0.5" table:style-name="ce8">
            <text:p>0.5</text:p>
          </table:table-cell>
          <table:table-cell office:value-type="float" office:value="0.5" table:style-name="ce8">
            <text:p>0.5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3"/>
        </table:table-row>
        <table:table-row table:style-name="ro3">
          <table:table-cell office:value-type="string" table:style-name="ce8">
            <text:p>dq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table:number-columns-repeated="16373"/>
        </table:table-row>
        <table:table-row table:style-name="ro3">
          <table:table-cell table:number-columns-repeated="3" table:style-name="ce8"/>
          <table:table-cell table:number-columns-repeated="16381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phi" table:style-name="ta4">
        <table:table-column table:style-name="co5" table:number-columns-repeated="16384" table:default-cell-style-name="ce1"/>
        <table:table-row table:style-name="ro1">
          <table:table-cell office:value-type="string" table:style-name="ce8">
            <text:p>mu</text:p>
          </table:table-cell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text:s/>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 table:style-name="ce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float" office:value="0.3" table:style-name="ce8">
            <text:p>0.3</text:p>
          </table:table-cell>
          <table:table-cell office:value-type="float" office:value="0.2" table:style-name="ce8">
            <text:p>0.2</text:p>
          </table:table-cell>
          <table:table-cell office:value-type="float" office:value="0.06" table:style-name="ce8">
            <text:p>0.06</text:p>
          </table:table-cell>
          <table:table-cell office:value-type="float" office:value="0.03" table:style-name="ce8">
            <text:p>0.03</text:p>
          </table:table-cell>
          <table:table-cell office:value-type="float" office:value="0.01" table:style-name="ce8">
            <text:p>0.01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3" table:style-name="ce1"/>
        </table:table-row>
        <table:table-row table:number-rows-repeated="8" table:style-name="ro3">
          <table:table-cell table:number-columns-repeated="16384"/>
        </table:table-row>
        <table:table-row table:number-rows-repeated="6" table:style-name="ro3">
          <table:table-cell table:number-columns-repeated="2" table:style-name="ce1"/>
          <table:table-cell table:number-columns-repeated="10" table:style-name="ce8"/>
          <table:table-cell table:number-columns-repeated="16372"/>
        </table:table-row>
        <table:table-row table:number-rows-repeated="2" table:style-name="ro3">
          <table:table-cell table:number-columns-repeated="2"/>
          <table:table-cell table:number-columns-repeated="10" table:style-name="ce8"/>
          <table:table-cell table:number-columns-repeated="16372"/>
        </table:table-row>
        <table:table-row table:number-rows-repeated="1048558" table:style-name="ro3">
          <table:table-cell table:number-columns-repeated="16384"/>
        </table:table-row>
      </table:table>
      <table:table table:name="rmw" table:style-name="ta4">
        <table:table-column table:style-name="co5" table:default-cell-style-name="ce1"/>
        <table:table-column table:style-name="co16" table:default-cell-style-name="ce1"/>
        <table:table-column table:style-name="co5" table:number-columns-repeated="16382" table:default-cell-style-name="ce1"/>
        <table:table-row table:style-name="ro3">
          <table:table-cell table:style-name="ce8"/>
          <table:table-cell office:value-type="string" table:style-name="ce8">
            <text:p>mw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DP</text:p>
          </table:table-cell>
          <table:table-cell office:value-type="float" office:value="427" table:style-name="ce8">
            <text:p>42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TP</text:p>
          </table:table-cell>
          <table:table-cell office:value-type="float" office:value="507" table:style-name="ce8">
            <text:p>507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AA</text:p>
          </table:table-cell>
          <table:table-cell office:value-type="float" office:value="132" table:style-name="ce8">
            <text:p>132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uc</text:p>
          </table:table-cell>
          <table:table-cell office:value-type="float" office:value="300" table:style-name="ce8">
            <text:p>30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NA</text:p>
          </table:table-cell>
          <table:table-cell office:value-type="float" office:value="3100000000" table:style-name="ce8">
            <text:p>310000000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RNA</text:p>
          </table:table-cell>
          <table:table-cell office:value-type="float" office:value="551" table:style-name="ce8">
            <text:p>55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C</text:p>
          </table:table-cell>
          <table:table-cell office:value-type="float" office:value="2257" table:style-name="ce8">
            <text:p>2257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egact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Diana Széliová</dc:creator>
    <meta:creation-date>2024-10-10T11:56:36Z</meta:creation-date>
    <dc:date>2024-10-10T13:37:31Z</dc:date>
    <meta:editing-cycles>120</meta:editing-cycles>
    <meta:editing-duration>PT0S</meta:editing-duration>
  </office:meta>
</office:document-meta>
</file>